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pitch="variable" style:font-charset="x-symbol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ika Basic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ndika Basic"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ndika Basic" fo:font-size="11pt" style:text-underline-style="solid" style:text-underline-width="auto" style:text-underline-color="font-color" style:font-name-asian="Dingbats" style:font-size-asian="11pt" style:font-name-complex="Dingbats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ndika Basic" fo:font-size="11pt" style:text-underline-style="solid" style:text-underline-width="auto" style:text-underline-color="font-color" fo:font-weight="normal" style:font-name-asian="Dingbats" style:font-size-asian="11pt" style:font-weight-asian="normal" style:font-name-complex="Dingbats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dika Basic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ndika Basic" fo:font-size="11pt" style:text-underline-style="none" style:font-name-asian="Dingbats" style:font-size-asian="11pt" style:font-name-complex="Dingbats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ingbats" fo:font-size="11pt" style:text-underline-style="none" style:font-name-asian="Dingbats" style:font-size-asian="11pt" style:font-name-complex="Dingbats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ndika Basic" fo:font-size="11pt" style:text-underline-style="solid" style:text-underline-width="auto" style:text-underline-color="font-color" style:font-name-asian="Dingbats" style:font-size-asian="11pt" style:font-name-complex="Dingbats" style:font-size-complex="11pt"/>
    </style:style>
    <style:style style:name="T1" style:family="text">
      <style:text-properties style:font-name="Dingbats"/>
    </style:style>
    <style:style style:name="T2" style:family="text">
      <style:text-properties style:font-name="Dingbats" style:font-name-asian="Dingbats" style:font-name-complex="Dingbats"/>
    </style:style>
    <style:style style:name="T3" style:family="text">
      <style:text-properties style:font-name-asian="Dingbats" style:font-name-complex="Dingbat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 module conditionnement d'air<text:span text:style-name="T5"> </text:span></text:p>
      <text:p text:style-name="P1"/>
      <text:p text:style-name="P1"/>
      <text:p text:style-name="P2">Question 1 : </text:p>
      <text:p text:style-name="P5">Qu'appelle t-on phénomène de pré détente dans un circuit frigorifique?</text:p>
      <text:p text:style-name="P5"/>
      <text:p text:style-name="P5"><text:span text:style-name="T2"><text:tab/> </text:span><text:span text:style-name="T3">détendeur trop petit</text:span></text:p>
      <text:p text:style-name="P5"><text:span text:style-name="T2"><text:tab/> </text:span><text:span text:style-name="T3">mauvais réglage du détendeur</text:span></text:p>
      <text:p text:style-name="P5"><text:span text:style-name="T2"><text:tab/> </text:span><text:span text:style-name="T3">la détente se fait en partie avant le détendeur</text:span></text:p>
      <text:p text:style-name="P5"><text:span text:style-name="T2"><text:tab/> </text:span><text:span text:style-name="T3">l'évaporateur est encrassé</text:span></text:p>
      <text:p text:style-name="P5"/>
      <text:p text:style-name="P2">Question 2 :</text:p>
      <text:p text:style-name="P5">A quel endroit du circuit frigorifique est installée une bouteille anti-coup de liquide?</text:p>
      <text:p text:style-name="P5"/>
      <text:p text:style-name="P5"><text:span text:style-name="T2"><text:tab/> </text:span><text:span text:style-name="T3">à la sortie du condenseur afin de stabiliser le débit de fluide</text:span></text:p>
      <text:p text:style-name="P5"><text:span text:style-name="T2"><text:tab/> </text:span><text:span text:style-name="T3">à l'entrée du compresseur</text:span></text:p>
      <text:p text:style-name="P5"><text:span text:style-name="T3"><text:tab/></text:span><text:span text:style-name="T2"> </text:span><text:span text:style-name="T3">entre le détendeur et l'évaporateur afin de le protéger</text:span></text:p>
      <text:p text:style-name="P7"/>
      <text:p text:style-name="P3">Question 3 :</text:p>
      <text:p text:style-name="P6">Deux bouteilles de fluide frigorigène sont posées dans une ambiance de 20°. La première est pleine et la seconde quasiment vide. Quel sera le niveau de pression dans les bouteilles?</text:p>
      <text:p text:style-name="P6"/>
      <text:p text:style-name="P5"><text:span text:style-name="T2"><text:tab/> </text:span><text:span text:style-name="T3">la bouteille la plus remplie aura plus de pression que la seconde</text:span></text:p>
      <text:p text:style-name="P5"><text:span text:style-name="T2"><text:tab/> </text:span><text:span text:style-name="T3">la pression la moins remplie en liquide sera celle ou la pression est la plus <text:tab/> <text:s text:c="5"/><text:tab/>forte car c'est celle qui aura le plus de gaz.</text:span></text:p>
      <text:p text:style-name="P5"><text:span text:style-name="T2"><text:tab/> </text:span><text:span text:style-name="T3">les pressions seront identiques dans les deux bouteilles.</text:span></text:p>
      <text:p text:style-name="P6"/>
      <text:p text:style-name="P3">Question 4 :</text:p>
      <text:p text:style-name="P6">Vous arrivez sur une installation de froid et vous observez une HP plus élevée que d'habitude (48°) malgré une température de l'air relativement fraîche (22°). En observant le sous-refroidissement, vous vous apercevez qu'il est faible (1°).Que pouvez vous en déduire ?</text:p>
      <text:p text:style-name="P6"/>
      <text:p text:style-name="P6"><text:span text:style-name="T1"><text:tab/></text:span> C'est normal .</text:p>
      <text:p text:style-name="P6"><text:span text:style-name="T1"><text:tab/> </text:span>Le condenseur à air est encrassé.</text:p>
      <text:p text:style-name="P6"><text:span text:style-name="T1"><text:tab/> </text:span>Il y a un manque de fluide dans l'installation.</text:p>
      <text:p text:style-name="P6"><text:span text:style-name="T1"><text:tab/> </text:span>Le détendeur est bouché.</text:p>
      <text:p text:style-name="P6"><text:span text:style-name="T1"><text:tab/> </text:span>Il y a des incondensables dans l'installation.</text:p>
      <text:p text:style-name="P6"/>
      <text:p text:style-name="P6"><text:tab/></text:p>
      <text:p text:style-name="P3">Question 5 :</text:p>
      <text:p text:style-name="P6">Sur une installation frigorifique, une HP qui monte provoque nécessairement une augmentation de la BP.</text:p>
      <text:p text:style-name="P6"/>
      <text:p text:style-name="P6"><text:span text:style-name="T1"><text:tab/> </text:span>Oui, c'est normal.</text:p>
      <text:p text:style-name="P6"><text:span text:style-name="T1"><text:tab/> </text:span>Il n'y a pas nécessairement de relation entre les deux pressions.</text:p>
      <text:p text:style-name="P6"><text:span text:style-name="T1"><text:tab/> </text:span>Cela dépend de la HMT de la pompe de circulation.</text:p>
      <text:p text:style-name="P6"/>
      <text:p text:style-name="P3">Question 6 :</text:p>
      <text:p text:style-name="P6">Si vous devez remplacer un détendeur à bulbe thermostatique défaillant, quelle est la caractéristique principale auquel vous devez porter attention avant d'effectuer le dépannage ?</text:p>
      <text:p text:style-name="P6"/>
      <text:p text:style-name="P6"><text:span text:style-name="T1"><text:tab/> </text:span>La marque.</text:p>
      <text:p text:style-name="P6"><text:span text:style-name="T1"><text:tab/> </text:span>Le type de fluide.</text:p>
      <text:p text:style-name="P6"><text:span text:style-name="T1"><text:tab/> </text:span>La gamme de pression.</text:p>
      <text:p text:style-name="P6"><text:span text:style-name="T1"><text:tab/> </text:span>La couleur de la pastille.</text:p>
      <text:p text:style-name="P6"/>
      <text:p text:style-name="P6"/>
      <text:p text:style-name="P6"/>
      <text:p text:style-name="P3"><text:soft-page-break/>Question 7 :</text:p>
      <text:p text:style-name="P6">Vous intervenez au mois de novembre sur une installation de climatisation d'une salle informatique installée par une entreprise tierce pendant l'été. La température extérieure a chuté de plus de 15° et le client se plaint de ne plus avoir suffisamment de production de froid . Que pouvez vous en déduire ?</text:p>
      <text:p text:style-name="P6"/>
      <text:p text:style-name="P6"><text:span text:style-name="T1"><text:tab/> </text:span>Il manque du gaz dans l'installation.</text:p>
      <text:p text:style-name="P6"><text:span text:style-name="T1"><text:tab/> </text:span>Il y a trop de gaz dans l'installation.</text:p>
      <text:p text:style-name="P6"><text:span text:style-name="T1"><text:tab/> </text:span>Le détendeur est bouché.</text:p>
      <text:p text:style-name="P6"><text:span text:style-name="T1"><text:tab/> </text:span>Le compresseur à piston tourne à l'envers.</text:p>
      <text:p text:style-name="P6"><text:span text:style-name="T1"><text:tab/> </text:span>Le voyant liquide tourne trop vite.</text:p>
      <text:p text:style-name="P6"><text:span text:style-name="T1"><text:tab/> </text:span>Il y a une explication toute simple. Si vous la connaissez, détaillez ci dessous :</text:p>
      <text:p text:style-name="P6"><text:s text:c="11"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3"/>
      <text:p text:style-name="P3"/>
      <text:p text:style-name="P3">Question 8 :</text:p>
      <text:p text:style-name="P6">Dans une installation de conditionnement d'air, comment peut-on faire pour diminuer le % d'humidité relative ?</text:p>
      <text:p text:style-name="P3"/>
      <text:p text:style-name="P6"><text:span text:style-name="T1"><text:tab/> </text:span>Refroidir l'air en le faisant passer au travers d'une batterie froide.</text:p>
      <text:p text:style-name="P6"><text:span text:style-name="T1"><text:tab/> </text:span>Réchauffer l'air en le faisant passer au travers d'une batterie chaude.</text:p>
      <text:p text:style-name="P6"><text:span text:style-name="T1"><text:tab/> </text:span>Ni l'un, ni l'autre.</text:p>
      <text:p text:style-name="P3"/>
      <text:p text:style-name="P3"/>
      <text:p text:style-name="P3">Question 9 :</text:p>
      <text:p text:style-name="P6">Quel est le système d'humidification permettant d'humidifier l'air sans en changer la température.</text:p>
      <text:p text:style-name="P6"/>
      <text:p text:style-name="P6"><text:span text:style-name="T1"><text:tab/> </text:span>Le laveur d'air.</text:p>
      <text:p text:style-name="P6"><text:span text:style-name="T1"><text:tab/> </text:span>L'humidificateur à vapeur saturée.</text:p>
      <text:p text:style-name="P6"><text:span text:style-name="T1"><text:tab/> </text:span>L'humidificateur à micronisation (micro-goutelettes d'eau). </text:p>
      <text:p text:style-name="P3"/>
      <text:p text:style-name="P3"/>
      <text:p text:style-name="P3">Question 10 :</text:p>
      <text:p text:style-name="P6">Sur un diagramme de l'air humide, combien faut il connaître de caractéristiques afin que vous puissiez déterminer toutes les caractéristiques de cet air ?</text:p>
      <text:p text:style-name="P3"/>
      <text:p text:style-name="P6"><text:span text:style-name="T1"><text:tab/> </text:span>1</text:p>
      <text:p text:style-name="P6"><text:span text:style-name="T1"><text:tab/> </text:span>2</text:p>
      <text:p text:style-name="P6"><text:span text:style-name="T1"><text:tab/> </text:span>3</text:p>
      <text:p text:style-name="P6"><text:span text:style-name="T1"><text:tab/> </text:span>aucune</text:p>
      <text:p text:style-name="P3"/>
      <text:p text:style-name="P3"/>
      <text:p text:style-name="P3">Question 11 :</text:p>
      <text:p text:style-name="P6">Si vous devez déshumidifier un air recyclé en totalité, comment allez vous procéder ?</text:p>
      <text:p text:style-name="P6"/>
      <text:p text:style-name="P6"><text:span text:style-name="T1"><text:tab/> </text:span>Chauffer</text:p>
      <text:p text:style-name="P6"><text:span text:style-name="T1"><text:tab/> </text:span>Refroidir</text:p>
      <text:p text:style-name="P6"><text:tab/><text:span text:style-name="T1"> </text:span>Chauffer puis refroidir</text:p>
      <text:p text:style-name="P6"><text:span text:style-name="T1"><text:tab/> </text:span>Refroidir puis chauff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 11 :</text:p>
      <text:p text:style-name="P6">Pourquoi la puissance d'une pompe à chaleur est-elle supérieure à celle de la même machine fonctionnant en froid ?</text:p>
      <text:p text:style-name="P6"/>
      <text:p text:style-name="P6"><text:tab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6"><text:tab/>…...................................................................................................................</text:p>
      <text:p text:style-name="P6"/>
      <text:p text:style-name="P3">Question 12 :</text:p>
      <text:p text:style-name="P6">A quoi sert un caloduc dans une centrale d'air : </text:p>
      <text:p text:style-name="P6"/>
      <text:p text:style-name="P6"><text:span text:style-name="T1"><text:tab/> </text:span>C'est un système de refroidissement d'air.</text:p>
      <text:p text:style-name="P6"><text:span text:style-name="T1"><text:tab/> </text:span>C'est un système de récupération de chaleur.</text:p>
      <text:p text:style-name="P6"><text:span text:style-name="T1"><text:tab/> </text:span>C'est un système de mélange d'air.</text:p>
      <text:p text:style-name="P6"/>
      <text:p text:style-name="P4">Question 13 : </text:p>
      <text:p text:style-name="P6">Quelles sont les fonctions d'un déshydrateur ?</text:p>
      <text:p text:style-name="P6"/>
      <text:p text:style-name="P6"><text:tab/><text:span text:style-name="T1"> </text:span>Filtrer le fluide frigorigène.</text:p>
      <text:p text:style-name="P6"><text:tab/><text:span text:style-name="T1"> </text:span>Absorber l'humidité résiduelle.</text:p>
      <text:p text:style-name="P6"><text:span text:style-name="T1"><text:tab/> </text:span>Retenir l'huile du compresseur.</text:p>
      <text:p text:style-name="P6"><text:span text:style-name="T1"><text:tab/> </text:span>Retenir les particules de métal suite à un montage mal réalisé.</text:p>
      <text:p text:style-name="P6"/>
      <text:p text:style-name="P6"><text:span text:style-name="T4">Question 14 :</text:span> </text:p>
      <text:p text:style-name="P6">Si l'on pulvérise de l'eau dans un local, quelles seront les conséquences sur l'air ambiant ?</text:p>
      <text:p text:style-name="P6"/>
      <text:p text:style-name="P6"><text:tab/><text:span text:style-name="T1"> </text:span>Le poids d'eau va baisser.</text:p>
      <text:p text:style-name="P6"><text:tab/><text:span text:style-name="T1"> </text:span>Le poids d'eau va augmenter.</text:p>
      <text:p text:style-name="P6"><text:tab/><text:span text:style-name="T1"> </text:span>La température de l'air aura tendance à baisser.</text:p>
      <text:p text:style-name="P6"><text:tab/><text:span text:style-name="T1"> </text:span>La température de l'air aura tendance à augmenter.</text:p>
      <text:p text:style-name="P6"><text:tab/><text:span text:style-name="T1"> </text:span>L'humidité relative va baisser.</text:p>
      <text:p text:style-name="P6"><text:span text:style-name="T1"><text:tab/> </text:span>L'humidité relative va augmenter.</text:p>
      <text:p text:style-name="P6"/>
      <text:p text:style-name="P3">Question 15 :</text:p>
      <text:p text:style-name="P6">De combien la température de surface d'une batterie froide est-elle supérieure à la température du fluide circulant ?</text:p>
      <text:p text:style-name="P6"/>
      <text:p text:style-name="P6"><text:tab/><text:span text:style-name="T1"> </text:span>1°</text:p>
      <text:p text:style-name="P6"><text:tab/><text:span text:style-name="T1"> </text:span>5°</text:p>
      <text:p text:style-name="P6"><text:tab/><text:span text:style-name="T1"> </text:span>10°</text:p>
      <text:p text:style-name="P6"/>
      <text:p text:style-name="P3">Question 16 :</text:p>
      <text:p text:style-name="P6">Dans une centrale d'air ayant une pression au ventilateur de 980 pascals, la garde d'eau minimale du siphon de vidange de la batterie froide doit être au minimum de :</text:p>
      <text:p text:style-name="P6"/>
      <text:p text:style-name="P6"><text:tab/><text:span text:style-name="T1"> </text:span>80 mm.</text:p>
      <text:p text:style-name="P6"><text:tab/><text:span text:style-name="T1"> </text:span>100 mm.</text:p>
      <text:p text:style-name="P6"><text:span text:style-name="T1"><text:tab/> </text:span>120 mm.</text:p>
      <text:p text:style-name="P6"><text:tab/><text:span text:style-name="T1"> </text:span>980 mm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pitch="variable" style:font-charset="x-symbol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cm" fo:margin-bottom="0.938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23T22:28:22</meta:creation-date>
    <meta:editing-duration>PT00H35M42S</meta:editing-duration>
    <meta:editing-cycles>9</meta:editing-cycles>
    <meta:generator>OpenOffice.org/3.2$Linux OpenOffice.org_project/320m12$Build-9483</meta:generator>
    <dc:date>2013-01-30T13:42:32</dc:date>
    <meta:print-date>2009-08-23T22:53:55</meta:print-date>
    <dc:creator>phd </dc:creator>
    <meta:document-statistic meta:table-count="0" meta:image-count="0" meta:object-count="0" meta:page-count="3" meta:paragraph-count="106" meta:word-count="824" meta:character-count="5633"/>
    <meta:user-defined meta:name="Info 1"/>
    <meta:user-defined meta:name="Info 2"/>
    <meta:user-defined meta:name="Info 3"/>
    <meta:user-defined meta:name="Info 4"/>
  </office:meta>
</office:document-meta>
</file>